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e2555" officeooo:paragraph-rsid="000e2555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officeooo:rsid="000e2555" officeooo:paragraph-rsid="000e2555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tyle="italic" officeooo:rsid="000e2555" officeooo:paragraph-rsid="000e2555" style:font-style-asian="italic" style:font-style-complex="italic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officeooo:rsid="000ea352" officeooo:paragraph-rsid="000ea352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rsid="000ea352" officeooo:paragraph-rsid="000ea352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Times New Roman" officeooo:rsid="000ea352" officeooo:paragraph-rsid="000ea352"/>
    </style:style>
    <style:style style:name="P7" style:family="paragraph" style:parent-style-name="Standard" style:list-style-name="L3">
      <style:paragraph-properties fo:text-align="justify" style:justify-single-word="false"/>
      <style:text-properties style:font-name="Times New Roman" officeooo:rsid="001acde6" officeooo:paragraph-rsid="000ea352"/>
    </style:style>
    <style:style style:name="T1" style:family="text">
      <style:text-properties officeooo:rsid="000ea3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rtrait de Mordrain</text:p>
      <text:p text:style-name="P1"/>
      <text:p text:style-name="P1"/>
      <text:p text:style-name="P1">Guerre :</text:p>
      <text:p text:style-name="P1"/>
      <text:list xml:id="list1127876549793272809" text:style-name="L1">
        <text:list-item>
          <text:p text:style-name="P2">Gagne les guerres contre le roi Tholomé et le roi Crudel.</text:p>
        </text:list-item>
        <text:list-item>
          <text:p text:style-name="P2">Fuit avec son armée après le premier affrontement face au roi Tholomé.</text:p>
        </text:list-item>
        <text:list-item>
          <text:p text:style-name="P2">Est capturé par les chevalier du roi Tholomé.</text:p>
        </text:list-item>
        <text:list-item>
          <text:p text:style-name="P2">Est délivré à deux reprises : par le Chevalier Blanc et par Nascien.</text:p>
        </text:list-item>
        <text:list-item>
          <text:p text:style-name="P4">Veut exécuter Nabur, le sénéchal du roi Tholomé fait prisonnier.</text:p>
        </text:list-item>
        <text:list-item>
          <text:p text:style-name="P4">Oublie son écu au moment de partir en guerre contre le roi Crudel.</text:p>
        </text:list-item>
        <text:list-item>
          <text:p text:style-name="P4">Est blessé au cours de la guerre contre le roi Crudel.</text:p>
        </text:list-item>
        <text:list-item>
          <text:p text:style-name="P4">Délivre les chrétiens du roi Crudel.</text:p>
        </text:list-item>
      </text:list>
      <text:p text:style-name="P5"/>
      <text:p text:style-name="P5"/>
      <text:p text:style-name="P5">Religion :</text:p>
      <text:p text:style-name="P5"/>
      <text:list xml:id="list8870397524080067065" text:style-name="L3">
        <text:list-item>
          <text:p text:style-name="P6">Prie le Seigneur.</text:p>
        </text:list-item>
        <text:list-item>
          <text:p text:style-name="P6">A des visions et entend des voix.</text:p>
        </text:list-item>
        <text:list-item>
          <text:p text:style-name="P6">Veut connaître le sens de ses visions.</text:p>
        </text:list-item>
        <text:list-item>
          <text:p text:style-name="P6">Veut connaître le Chevalier Blanc.</text:p>
        </text:list-item>
        <text:list-item>
          <text:p text:style-name="P6">Est sermonné pour son manque de foi.</text:p>
        </text:list-item>
        <text:list-item>
          <text:p text:style-name="P6">Est renseigné au sujet de ses visions.</text:p>
        </text:list-item>
        <text:list-item>
          <text:p text:style-name="P6">Demande des preuves au sujet de la Trinité.</text:p>
        </text:list-item>
        <text:list-item>
          <text:p text:style-name="P6">Est sceptique.</text:p>
        </text:list-item>
        <text:list-item>
          <text:p text:style-name="P6">Brûle la statue qu'il avait adorée.</text:p>
        </text:list-item>
        <text:list-item>
          <text:p text:style-name="P6">Est fasciné par le Graal.</text:p>
        </text:list-item>
        <text:list-item>
          <text:p text:style-name="P7">Est aveuglé <text:span text:style-name="T1">et paralysé </text:span>pour avoir approcher le Graal de trop près.</text:p>
        </text:list-item>
        <text:list-item>
          <text:p text:style-name="P6">Décide de vivre en ermite.</text:p>
        </text:list-item>
        <text:list-item>
          <text:p text:style-name="P6">Fait construire une abbaye dans la forê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26T10:51:16.908412950</meta:creation-date>
    <dc:date>2015-06-26T11:09:03.563728703</dc:date>
    <dc:creator>Gauthier </dc:creator>
    <meta:editing-duration>PT13M2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193" meta:character-count="966" meta:non-whitespace-character-count="818"/>
  </office:meta>
</office:document-meta>
</file>